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IOR TO JESUS' MINISTRY (1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PRIOR TO JESUS' MINISTRY (1:1-1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witnesses of the Old Testament (1:1-3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witnesses of the Old Testament (1:1-3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Malachi, who spoke of God's messenger (Mal. 3:1) (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Isaiah, who spoke of God's message (Isa. 40:3) (Mark 1: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EVENTS PRIOR TO JESUS' MINISTRY (1:1-1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witnesses of the Old Testament (1:1-3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work of the Baptist (1:4-1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work of the Baptist (1:4-11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John baptizes the Jewish multitudes (1:4-8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ohn baptizes the Jewish Messiah (1:9-1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EVENTS PRIOR TO JESUS' MINISTRY (1:1-13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witnesses of the Old Testament (1:1-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work of the Baptist (1:4-11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wrath of the Devil (1:12-13): Jesus is tempted by Satan for forty days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MARK 1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EVENTS PRIOR TO JESUS' MINISTRY (1:1-13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EVENTS EARLY IN JESUS' MINISTRY (1:14-4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EVENTS EARLY IN JESUS' MINISTRY (1:14-45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promise of the Savior (1:16-20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preaching of the Savior (1:14-15, 38-39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preaching of the Savior (1:14-15, 38-39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What he preaches (1:14-15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Where he preaches (1:38-39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EVENTS EARLY IN JESUS' MINISTRY (1:14-45)<text:s text:c="1"/></text:span><text:span text:style-name="a560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promise of the Savior (1:16-20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preaching of the Savior (1:14-15, 38-39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praying of the Savior (1:35-37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power of the Savior (1:21-34, 40-45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-title-Title-Slide" presentation:presentation-page-layout-name="Master1-PPL1" draw:id="Slide-266">
        <draw:frame draw:id="id103" presentation:style-name="a583" draw:name="Title 1" svg:x="1.38in" svg:y="0.83in" svg:width="10.3in" svg:height="4.42in" presentation:class="title" presentation:placeholder="false">
          <draw:text-box>
            <text:p text:style-name="a582" text:class-names="" text:cond-style-name=""><text:span text:style-name="a580" text:class-names=""><text:s text:c="1"/>The power of the Savior (1:21-34, 40-45):<text:s text:c="1"/></text:span><text:span text:style-name="a581" text:class-names=""/></text:p>
          </draw:text-box>
          <svg:title/>
          <svg:desc/>
        </draw:frame>
        <draw:frame draw:id="id104" presentation:style-name="a588" draw:name="Subtitle 2" svg:x="1.38in" svg:y="5.25in" svg:width="10.3in" svg:height="1.85in" presentation:class="subtitle" presentation:placeholder="false">
          <draw:text-box>
            <text:p text:style-name="a585" text:class-names="" text:cond-style-name=""><text:span text:style-name="a584" text:class-names=""><text:s text:c="1"/>Individual healings (1:21-31, 40-45)<text:s text:c="1"/></text:span></text:p>
            <text:p text:style-name="a587" text:class-names="" text:cond-style-name=""><text:span text:style-name="a586" text:class-names=""/></text:p>
          </draw:text-box>
          <svg:title/>
          <svg:desc/>
        </draw:frame>
      </draw:page>
      <draw:page draw:name="Slide12" draw:style-name="a589" draw:master-page-name="Master1-Layout1-title-Title-Slide" presentation:presentation-page-layout-name="Master1-PPL1" draw:id="Slide-267">
        <draw:frame draw:id="id105" presentation:style-name="a593" draw:name="Title 1" svg:x="1.38in" svg:y="0.83in" svg:width="10.3in" svg:height="4.42in" presentation:class="title" presentation:placeholder="false">
          <draw:text-box>
            <text:p text:style-name="a592" text:class-names="" text:cond-style-name=""><text:span text:style-name="a590" text:class-names=""><text:s text:c="1"/>Individual healings (1:21-31, 40-45)<text:s text:c="1"/></text:span><text:span text:style-name="a591" text:class-names=""/></text:p>
          </draw:text-box>
          <svg:title/>
          <svg:desc/>
        </draw:frame>
        <draw:frame draw:id="id106" presentation:style-name="a598" draw:name="Subtitle 2" svg:x="1.38in" svg:y="5.25in" svg:width="10.3in" svg:height="1.85in" presentation:class="subtitle" presentation:placeholder="false">
          <draw:text-box>
            <text:p text:style-name="a595" text:class-names="" text:cond-style-name=""><text:span text:style-name="a594" text:class-names=""><text:s text:c="1"/>A demon-possessed man (1:21-28)<text:s text:c="1"/></text:span></text:p>
            <text:p text:style-name="a597" text:class-names="" text:cond-style-name=""><text:span text:style-name="a596" text:class-names=""/></text:p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A demon-possessed man (1:21-28)<text:s text:c="1"/></text:span><text:span text:style-name="a601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torment of the man (1:21-23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acknowledgment by the demon (1:24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commandment of the Lord (1:25-26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amazement of the crowd (1:27-2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Individual healings (1:21-31, 40-45)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A demon-possessed man (1:21-28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Peter's mother-in-law (1:29-31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Peter's mother-in-law (1:29-31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suffering woman (1:29-30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serving woman (1:31):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Individual healings (1:21-31, 40-45)<text:s text:c="1"/></text:span><text:span text:style-name="a652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A demon-possessed man (1:21-28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Peter's mother-in-law (1:29-31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A man with leprosy (1:40-45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A man with leprosy (1:40-45)<text:s text:c="1"/></text:span><text:span text:style-name="a670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tears (1:40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touch (1:41-42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testimony (1:43-45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The testimony (1:43-45)<text:s text:c="1"/></text:span><text:span text:style-name="a688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What Jesus tells the man not to do (1:43-44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What the man does (1:45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<text:s text:c="1"/>A man with leprosy (1:40-45)<text:s text:c="1"/></text:span><text:span text:style-name="a703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The tears (1:40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The touch (1:41-42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testimony (1:43-45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Individual healings (1:21-31, 40-45)<text:s text:c="1"/></text:span><text:span text:style-name="a721" text:class-names=""/></text:p>
          </draw:text-box>
          <svg:title/>
          <svg:desc/>
        </draw:frame>
        <draw:frame draw:id="id122" presentation:style-name="a736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A demon-possessed man (1:21-28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Peter's mother-in-law (1:29-31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A man with leprosy (1:40-45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draw:page>
      <draw:page draw:name="Slide21" draw:style-name="a737" draw:master-page-name="Master1-Layout12-tx-Title-and-Text" presentation:presentation-page-layout-name="Master1-PPL12" draw:id="Slide-276">
        <draw:frame draw:id="id123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The power of the Savior (1:21-34, 40-45):<text:s text:c="1"/></text:span><text:span text:style-name="a739" text:class-names=""/></text:p>
          </draw:text-box>
          <svg:title/>
          <svg:desc/>
        </draw:frame>
        <draw:frame draw:id="id124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Individual healings (1:21-31, 40-45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Corporate healings (1:32-34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2" draw:style-name="a752" draw:master-page-name="Master1-Layout12-tx-Title-and-Text" presentation:presentation-page-layout-name="Master1-PPL12" draw:id="Slide-277">
        <draw:frame draw:id="id125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EVENTS EARLY IN JESUS' MINISTRY (1:14-45)<text:s text:c="1"/></text:span><text:span text:style-name="a754" text:class-names=""/></text:p>
          </draw:text-box>
          <svg:title/>
          <svg:desc/>
        </draw:frame>
        <draw:frame draw:id="id126" presentation:style-name="a772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The promise of the Savior (1:16-20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preaching of the Savior (1:14-15, 38-39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praying of the Savior (1:35-37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power of the Savior (1:21-34, 40-45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3" draw:style-name="a773" draw:master-page-name="Master1-Layout12-tx-Title-and-Text" presentation:presentation-page-layout-name="Master1-PPL12" draw:id="Slide-278">
        <draw:frame draw:id="id127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MARK 1</text:span><text:span text:style-name="a775" text:class-names=""/></text:p>
          </draw:text-box>
          <svg:title/>
          <svg:desc/>
        </draw:frame>
        <draw:frame draw:id="id128" presentation:style-name="a787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EVENTS PRIOR TO JESUS' MINISTRY (1:1-13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EVENTS EARLY IN JESUS' MINISTRY (1:14-4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</dc:title>
    <meta:initial-creator>David STRICKLAND</meta:initial-creator>
    <dc:creator>David STRICKLAND</dc:creator>
    <meta:creation-date>2020-02-22T17:35:15Z</meta:creation-date>
    <dc:date>2020-02-22T17:35:15Z</dc:date>
    <meta:template xlink:href="BibleStudy" xlink:type="simple"/>
    <meta:editing-cycles>1</meta:editing-cycles>
    <meta:editing-duration>PT0S</meta:editing-duration>
    <meta:document-statistic meta:paragraph-count="76" meta:word-count="645"/>
  </office:meta>
</office:document-meta>
</file>